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-color="#0066ff" draw:textarea-horizontal-align="justify" draw:textarea-vertical-align="middle" draw:auto-grow-height="false" fo:min-height="0.737cm" fo:min-width="0.39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draw:marker-start-width="0.321cm" draw:marker-end-width="0.321cm" draw:fill-color="#0066ff" draw:textarea-horizontal-align="justify" draw:textarea-vertical-align="middle" draw:auto-grow-height="false" fo:min-height="0.386cm" fo:min-width="0.136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draw:marker-start-width="0.321cm" draw:marker-end-width="0.321cm" draw:fill-color="#0066ff" draw:textarea-horizontal-align="justify" draw:textarea-vertical-align="middle" draw:auto-grow-height="false" fo:min-height="0.322cm" fo:min-width="0.136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draw:marker-start-width="0.321cm" draw:marker-end-width="0.321cm" draw:fill-color="#0066ff" draw:textarea-horizontal-align="justify" draw:textarea-vertical-align="middle" draw:auto-grow-height="false" fo:min-height="1.021cm" fo:min-width="0.335cm" fo:padding-top="0.165cm" fo:padding-bottom="0.165cm" fo:padding-left="0.29cm" fo:padding-right="0.29cm"/>
    </style:style>
    <style:style style:name="gr5" style:family="graphic" style:parent-style-name="standard">
      <style:graphic-properties draw:fill-color="#cc9900" draw:textarea-horizontal-align="justify" draw:textarea-vertical-align="middle" draw:auto-grow-height="false" fo:min-height="0.926cm" fo:min-width="0.676cm"/>
    </style:style>
    <style:style style:name="gr6" style:family="graphic" style:parent-style-name="standard">
      <style:graphic-properties draw:fill-color="#cc9900" draw:textarea-horizontal-align="justify" draw:textarea-vertical-align="middle" draw:auto-grow-height="false" fo:min-height="0.646cm" fo:min-width="0.396cm"/>
    </style:style>
    <style:style style:name="gr7" style:family="graphic" style:parent-style-name="standard">
      <style:graphic-properties draw:fill-color="#cc9900" draw:textarea-horizontal-align="justify" draw:textarea-vertical-align="middle" draw:auto-grow-height="false" fo:min-height="0.386cm" fo:min-width="0.199cm"/>
    </style:style>
    <style:style style:name="gr8" style:family="graphic" style:parent-style-name="standard">
      <style:graphic-properties draw:fill-color="#cc9900" draw:textarea-horizontal-align="justify" draw:textarea-vertical-align="middle" draw:auto-grow-height="false" fo:min-height="0.385cm" fo:min-width="0.199cm"/>
    </style:style>
    <style:style style:name="gr9" style:family="graphic" style:parent-style-name="standard">
      <style:graphic-properties draw:fill-color="#cc9900" draw:textarea-horizontal-align="justify" draw:textarea-vertical-align="middle" draw:auto-grow-height="false" fo:min-height="1.021cm" fo:min-width="0.335cm"/>
    </style:style>
    <style:style style:name="gr10" style:family="graphic" style:parent-style-name="standard">
      <style:graphic-properties draw:stroke="none" svg:stroke-color="#000000" draw:fill="solid" draw:fill-color="#dddddd" fo:min-height="1.02cm" draw:shadow="hidden"/>
    </style:style>
    <style:style style:name="gr11" style:family="graphic" style:parent-style-name="standard">
      <style:graphic-properties svg:stroke-width="0.081cm" draw:marker-start-width="0.321cm" draw:marker-end-width="0.321cm" draw:fill-color="#0066ff" draw:textarea-horizontal-align="justify" draw:textarea-vertical-align="middle" draw:auto-grow-height="false" fo:min-height="0.926cm" fo:min-width="0.676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draw:marker-start-width="0.321cm" draw:marker-end-width="0.321cm" draw:fill="solid" draw:fill-color="#00cc33" draw:textarea-horizontal-align="justify" draw:textarea-vertical-align="middle" draw:auto-grow-height="false" fo:min-height="0.737cm" fo:min-width="0.396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draw:marker-start-width="0.321cm" draw:marker-end-width="0.321cm" draw:fill="solid" draw:fill-color="#00cc33" draw:textarea-horizontal-align="justify" draw:textarea-vertical-align="middle" draw:auto-grow-height="false" fo:min-height="0.386cm" fo:min-width="0.136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draw:marker-start-width="0.321cm" draw:marker-end-width="0.321cm" draw:fill="solid" draw:fill-color="#00cc33" draw:textarea-horizontal-align="justify" draw:textarea-vertical-align="middle" draw:auto-grow-height="false" fo:min-height="0.322cm" fo:min-width="0.136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draw:marker-start-width="0.321cm" draw:marker-end-width="0.321cm" draw:fill="solid" draw:fill-color="#00cc33" draw:textarea-horizontal-align="justify" draw:textarea-vertical-align="middle" draw:auto-grow-height="false" fo:min-height="1.021cm" fo:min-width="0.335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draw:marker-start-width="0.321cm" draw:marker-end-width="0.321cm" draw:fill="solid" draw:fill-color="#00cc33" draw:textarea-horizontal-align="justify" draw:textarea-vertical-align="middle" draw:auto-grow-height="false" fo:min-height="0.926cm" fo:min-width="0.676cm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draw:marker-start-width="0.321cm" draw:marker-end="Arrow" draw:marker-end-width="0.421cm" draw:fill="solid" draw:fill-color="#00cc33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fill-color="#ff3333" draw:textarea-horizontal-align="justify" draw:textarea-vertical-align="middle" draw:auto-grow-height="false" fo:min-height="1.02cm" fo:min-width="11.311cm"/>
    </style:style>
    <style:style style:name="P1" style:family="paragraph">
      <loext:graphic-properties draw:fill-color="#0066ff"/>
      <style:paragraph-properties fo:margin-top="0.305cm" fo:margin-bottom="0cm" fo:text-align="center"/>
    </style:style>
    <style:style style:name="P2" style:family="paragraph">
      <loext:graphic-properties draw:fill-color="#0066ff"/>
      <style:paragraph-properties fo:text-align="center"/>
    </style:style>
    <style:style style:name="P3" style:family="paragraph">
      <loext:graphic-properties draw:fill-color="#cc99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ddddd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cc33"/>
      <style:paragraph-properties fo:margin-top="0.305cm" fo:margin-bottom="0cm" fo:text-align="center"/>
    </style:style>
    <style:style style:name="P8" style:family="paragraph">
      <loext:graphic-properties draw:fill="solid" draw:fill-color="#00cc33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27cm" svg:height="1.397cm" svg:x="7.35cm" svg:y="2.14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8" draw:id="id8" draw:layer="layout" svg:width="1.27cm" svg:height="1.397cm" svg:x="10.398cm" svg:y="2.14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7" draw:id="id7" draw:layer="layout" svg:width="1.27cm" svg:height="1.397cm" svg:x="8.874cm" svg:y="2.14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4" draw:id="id4" draw:layer="layout" svg:width="1.27cm" svg:height="1.27cm" svg:x="8.874cm" svg:y="6.0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2" draw:id="id2" draw:layer="layout" svg:width="1.27cm" svg:height="1.143cm" svg:x="1.635cm" svg:y="6.20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1" xml:id="id5" draw:id="id5" draw:layer="layout" svg:width="1.27cm" svg:height="1.143cm" svg:x="5.318cm" svg:y="6.207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4" draw:text-style-name="P1" xml:id="id6" draw:id="id6" draw:layer="layout" svg:width="1.397cm" svg:height="1.27cm" svg:x="6.207cm" svg:y="10.144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3" draw:layer="layout" svg:width="1.27cm" svg:height="1.27cm" svg:x="13.7cm" svg:y="2.2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3" draw:layer="layout" svg:width="1.27cm" svg:height="1.27cm" svg:x="13.7cm" svg:y="4.8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3" draw:layer="layout" svg:width="1.397cm" svg:height="1.27cm" svg:x="13.7cm" svg:y="7.3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397cm" svg:height="1.27cm" svg:x="13.7cm" svg:y="9.8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8" draw:text-style-name="P3" draw:layer="layout" svg:width="1.397cm" svg:height="1.27cm" svg:x="13.7cm" svg:y="12.43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9" draw:text-style-name="P3" draw:layer="layout" svg:width="1.397cm" svg:height="1.27cm" svg:x="13.7cm" svg:y="14.97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10" draw:text-style-name="P5" draw:layer="layout" svg:width="3.937cm" svg:height="1.27cm" svg:x="16.113cm" svg:y="2.27cm">
          <draw:text-box>
            <text:p text:style-name="P4">DOT</text:p>
          </draw:text-box>
        </draw:frame>
        <draw:frame draw:style-name="gr10" draw:text-style-name="P5" draw:layer="layout" svg:width="3.937cm" svg:height="1.27cm" svg:x="16.24cm" svg:y="14.97cm">
          <draw:text-box>
            <text:p text:style-name="P4">AXPY</text:p>
          </draw:text-box>
        </draw:frame>
        <draw:frame draw:style-name="gr10" draw:text-style-name="P5" draw:layer="layout" svg:width="3.937cm" svg:height="1.27cm" svg:x="16.24cm" svg:y="12.43cm">
          <draw:text-box>
            <text:p text:style-name="P4">Beta</text:p>
          </draw:text-box>
        </draw:frame>
        <draw:frame draw:style-name="gr10" draw:text-style-name="P5" draw:layer="layout" svg:width="3.937cm" svg:height="1.27cm" svg:x="16.24cm" svg:y="10.017cm">
          <draw:text-box>
            <text:p text:style-name="P4">Alpha</text:p>
          </draw:text-box>
        </draw:frame>
        <draw:frame draw:style-name="gr10" draw:text-style-name="P5" draw:layer="layout" svg:width="3.937cm" svg:height="1.27cm" svg:x="16.206cm" svg:y="7.382cm">
          <draw:text-box>
            <text:p text:style-name="P4">SpMV</text:p>
          </draw:text-box>
        </draw:frame>
        <draw:frame draw:style-name="gr10" draw:text-style-name="P5" draw:layer="layout" svg:width="3.937cm" svg:height="1.27cm" svg:x="16.113cm" svg:y="4.81cm">
          <draw:text-box>
            <text:p text:style-name="P4">Precond</text:p>
          </draw:text-box>
        </draw:frame>
        <draw:custom-shape draw:style-name="gr11" draw:text-style-name="P1" xml:id="id1" draw:id="id1" draw:layer="layout" svg:width="1.27cm" svg:height="1.27cm" svg:x="3.159cm" svg:y="2.2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6" draw:layer="layout" draw:type="line" svg:x1="3.794cm" svg:y1="3.54cm" svg:x2="2.27cm" svg:y2="6.207cm" draw:start-shape="id1" draw:start-glue-point="6" draw:end-shape="id2" draw:end-glue-point="4" svg:d="M3794 3540l-1524 2667" svg:viewBox="0 0 1525 2668">
          <text:p/>
        </draw:connector>
        <draw:connector draw:style-name="gr12" draw:text-style-name="P6" draw:layer="layout" draw:type="line" svg:x1="7.985cm" svg:y1="3.54cm" svg:x2="9.509cm" svg:y2="6.08cm" draw:start-shape="id3" draw:start-glue-point="8" draw:end-shape="id4" draw:end-glue-point="4" svg:d="M7985 3540l1524 2540" svg:viewBox="0 0 1525 2541">
          <text:p/>
        </draw:connector>
        <draw:connector draw:style-name="gr12" draw:text-style-name="P6" draw:layer="layout" draw:type="line" svg:x1="3.794cm" svg:y1="3.54cm" svg:x2="5.953cm" svg:y2="6.207cm" draw:start-shape="id1" draw:start-glue-point="6" draw:end-shape="id5" draw:end-glue-point="4" svg:d="M3794 3540l2159 2667" svg:viewBox="0 0 2160 2668">
          <text:p/>
        </draw:connector>
        <draw:connector draw:style-name="gr12" draw:text-style-name="P6" draw:layer="layout" draw:type="line" svg:x1="2.27cm" svg:y1="7.35cm" svg:x2="6.906cm" svg:y2="10.144cm" draw:start-shape="id2" draw:start-glue-point="6" draw:end-shape="id6" draw:end-glue-point="4" svg:d="M2270 7350l4636 2794" svg:viewBox="0 0 4637 2795">
          <text:p/>
        </draw:connector>
        <draw:connector draw:style-name="gr12" draw:text-style-name="P6" draw:layer="layout" draw:type="line" svg:x1="5.953cm" svg:y1="7.35cm" svg:x2="6.906cm" svg:y2="10.144cm" draw:start-shape="id5" draw:start-glue-point="6" draw:end-shape="id6" draw:end-glue-point="4" svg:d="M5953 7350l953 2794" svg:viewBox="0 0 954 2795">
          <text:p/>
        </draw:connector>
        <draw:connector draw:style-name="gr12" draw:text-style-name="P6" draw:layer="layout" draw:type="line" svg:x1="9.507cm" svg:y1="7.382cm" svg:x2="6.906cm" svg:y2="10.144cm" draw:end-shape="id6" draw:end-glue-point="4" svg:d="M9507 7382l-2601 2762" svg:viewBox="0 0 2602 2763">
          <text:p/>
        </draw:connector>
        <draw:connector draw:style-name="gr12" draw:text-style-name="P6" draw:layer="layout" draw:type="line" svg:x1="9.509cm" svg:y1="3.54cm" svg:x2="9.509cm" svg:y2="6.08cm" draw:start-shape="id7" draw:start-glue-point="8" draw:end-shape="id4" draw:end-glue-point="4" svg:d="M9509 3540v2540" svg:viewBox="0 0 1 2541">
          <text:p/>
        </draw:connector>
        <draw:connector draw:style-name="gr12" draw:text-style-name="P6" draw:layer="layout" draw:type="line" svg:x1="11.033cm" svg:y1="3.54cm" svg:x2="9.509cm" svg:y2="6.08cm" draw:start-shape="id8" draw:start-glue-point="8" draw:end-shape="id4" draw:end-glue-point="4" svg:d="M11033 3540l-1524 2540" svg:viewBox="0 0 1525 2541">
          <text:p/>
        </draw:connector>
        <draw:custom-shape draw:style-name="gr13" draw:text-style-name="P7" xml:id="id11" draw:id="id11" draw:layer="layout" svg:width="1.27cm" svg:height="1.397cm" svg:x="7.223cm" svg:y="13.5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8" xml:id="id16" draw:id="id16" draw:layer="layout" svg:width="1.27cm" svg:height="1.397cm" svg:x="10.271cm" svg:y="13.5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7" xml:id="id15" draw:id="id15" draw:layer="layout" svg:width="1.27cm" svg:height="1.397cm" svg:x="8.747cm" svg:y="13.5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7" xml:id="id12" draw:id="id12" draw:layer="layout" svg:width="1.27cm" svg:height="1.27cm" svg:x="8.747cm" svg:y="17.5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7" xml:id="id10" draw:id="id10" draw:layer="layout" svg:width="1.27cm" svg:height="1.143cm" svg:x="1.508cm" svg:y="17.63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5" draw:text-style-name="P7" xml:id="id13" draw:id="id13" draw:layer="layout" svg:width="1.27cm" svg:height="1.143cm" svg:x="5.191cm" svg:y="17.637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6" draw:text-style-name="P7" xml:id="id14" draw:id="id14" draw:layer="layout" svg:width="1.397cm" svg:height="1.27cm" svg:x="6.08cm" svg:y="21.574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7" draw:text-style-name="P7" xml:id="id9" draw:id="id9" draw:layer="layout" svg:width="1.27cm" svg:height="1.27cm" svg:x="3.032cm" svg:y="13.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8" draw:text-style-name="P8" draw:layer="layout" draw:type="line" svg:x1="3.667cm" svg:y1="14.97cm" svg:x2="2.143cm" svg:y2="17.637cm" draw:start-shape="id9" draw:start-glue-point="6" draw:end-shape="id10" draw:end-glue-point="4" svg:d="M3667 14970l-1524 2667" svg:viewBox="0 0 1525 2668">
          <text:p/>
        </draw:connector>
        <draw:connector draw:style-name="gr18" draw:text-style-name="P8" draw:layer="layout" draw:type="line" svg:x1="7.858cm" svg:y1="14.97cm" svg:x2="9.382cm" svg:y2="17.51cm" draw:start-shape="id11" draw:start-glue-point="8" draw:end-shape="id12" draw:end-glue-point="4" svg:d="M7858 14970l1524 2540" svg:viewBox="0 0 1525 2541">
          <text:p/>
        </draw:connector>
        <draw:connector draw:style-name="gr18" draw:text-style-name="P8" draw:layer="layout" draw:type="line" svg:x1="3.667cm" svg:y1="14.97cm" svg:x2="5.826cm" svg:y2="17.637cm" draw:start-shape="id9" draw:start-glue-point="6" draw:end-shape="id13" draw:end-glue-point="4" svg:d="M3667 14970l2159 2667" svg:viewBox="0 0 2160 2668">
          <text:p/>
        </draw:connector>
        <draw:connector draw:style-name="gr18" draw:text-style-name="P8" draw:layer="layout" draw:type="line" svg:x1="2.143cm" svg:y1="18.78cm" svg:x2="6.779cm" svg:y2="21.574cm" draw:start-shape="id10" draw:start-glue-point="6" draw:end-shape="id14" draw:end-glue-point="4" svg:d="M2143 18780l4636 2794" svg:viewBox="0 0 4637 2795">
          <text:p/>
        </draw:connector>
        <draw:connector draw:style-name="gr18" draw:text-style-name="P8" draw:layer="layout" draw:type="line" svg:x1="5.826cm" svg:y1="18.78cm" svg:x2="6.779cm" svg:y2="21.574cm" draw:start-shape="id13" draw:start-glue-point="6" draw:end-shape="id14" draw:end-glue-point="4" svg:d="M5826 18780l953 2794" svg:viewBox="0 0 954 2795">
          <text:p/>
        </draw:connector>
        <draw:connector draw:style-name="gr18" draw:text-style-name="P8" draw:layer="layout" draw:type="line" svg:x1="9.38cm" svg:y1="18.812cm" svg:x2="6.779cm" svg:y2="21.574cm" draw:end-shape="id14" draw:end-glue-point="4" svg:d="M9380 18812l-2601 2762" svg:viewBox="0 0 2602 2763">
          <text:p/>
        </draw:connector>
        <draw:connector draw:style-name="gr18" draw:text-style-name="P8" draw:layer="layout" draw:type="line" svg:x1="9.382cm" svg:y1="14.97cm" svg:x2="9.382cm" svg:y2="17.51cm" draw:start-shape="id15" draw:start-glue-point="8" draw:end-shape="id12" draw:end-glue-point="4" svg:d="M9382 14970v2540" svg:viewBox="0 0 1 2541">
          <text:p/>
        </draw:connector>
        <draw:connector draw:style-name="gr18" draw:text-style-name="P8" draw:layer="layout" draw:type="line" svg:x1="10.906cm" svg:y1="14.97cm" svg:x2="9.382cm" svg:y2="17.51cm" draw:start-shape="id16" draw:start-glue-point="8" draw:end-shape="id12" draw:end-glue-point="4" svg:d="M10906 14970l-1524 2540" svg:viewBox="0 0 1525 2541">
          <text:p/>
        </draw:connector>
        <draw:custom-shape draw:style-name="gr19" draw:text-style-name="P9" draw:layer="layout" svg:width="11.811cm" svg:height="1.27cm" svg:x="1cm" svg:y="11.795cm">
          <text:p text:style-name="P4">Iteration Barrio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17:20:58.815171652</meta:creation-date>
    <dc:date>2016-07-18T18:28:10.600666718</dc:date>
    <meta:editing-duration>PT21M1S</meta:editing-duration>
    <meta:editing-cycles>15</meta:editing-cycles>
    <meta:generator>LibreOffice/5.1.4.2$Linux_X86_64 LibreOffice_project/10m0$Build-2</meta:generator>
    <meta:document-statistic meta:object-count="45"/>
  </office:meta>
</office:document-meta>
</file>